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e4236"/>
    </style:style>
    <style:style style:name="P2" style:family="paragraph" style:parent-style-name="Text_20_body">
      <style:paragraph-properties fo:margin-top="0cm" fo:margin-bottom="0.247cm" style:contextual-spacing="false" fo:line-height="115%"/>
      <style:text-properties officeooo:paragraph-rsid="00279fd1"/>
    </style:style>
    <style:style style:name="P3" style:family="paragraph" style:parent-style-name="Text_20_body">
      <style:paragraph-properties fo:margin-top="0cm" fo:margin-bottom="0.247cm" style:contextual-spacing="false" fo:line-height="115%"/>
      <style:text-properties officeooo:paragraph-rsid="0028e9e1"/>
    </style:style>
    <style:style style:name="P4" style:family="paragraph" style:parent-style-name="Text_20_body">
      <style:paragraph-properties fo:margin-top="0cm" fo:margin-bottom="0.247cm" style:contextual-spacing="false" fo:line-height="115%"/>
      <style:text-properties officeooo:paragraph-rsid="002d1ccd"/>
    </style:style>
    <style:style style:name="P5" style:family="paragraph" style:parent-style-name="Text_20_body">
      <style:paragraph-properties fo:margin-top="0cm" fo:margin-bottom="0.247cm" style:contextual-spacing="false" fo:line-height="115%"/>
      <style:text-properties officeooo:paragraph-rsid="002e2e33"/>
    </style:style>
    <style:style style:name="P6" style:family="paragraph" style:parent-style-name="Text_20_body">
      <style:paragraph-properties fo:margin-top="0cm" fo:margin-bottom="0.247cm" style:contextual-spacing="false" fo:line-height="115%"/>
      <style:text-properties officeooo:paragraph-rsid="002f5cb1"/>
    </style:style>
    <style:style style:name="P7" style:family="paragraph" style:parent-style-name="Text_20_body">
      <style:paragraph-properties fo:margin-top="0cm" fo:margin-bottom="0.247cm" style:contextual-spacing="false" fo:line-height="115%"/>
      <style:text-properties officeooo:paragraph-rsid="0030646a"/>
    </style:style>
    <style:style style:name="T1" style:family="text">
      <style:text-properties style:use-window-font-color="true" loext:opacity="0%" fo:font-family="'Lucida Console'" style:font-family-generic="roman" style:font-pitch="variable" fo:font-size="9pt" officeooo:rsid="0017c621" style:font-size-asian="9pt"/>
    </style:style>
    <style:style style:name="T2" style:family="text">
      <style:text-properties style:use-window-font-color="true" loext:opacity="0%" fo:font-family="'Lucida Console'" style:font-family-generic="roman" style:font-pitch="variable" fo:font-size="9pt" officeooo:rsid="0028e9e1" style:font-size-asian="9pt"/>
    </style:style>
    <style:style style:name="T3" style:family="text">
      <style:text-properties style:use-window-font-color="true" loext:opacity="0%" fo:font-family="'Lucida Console'" style:font-family-generic="roman" style:font-pitch="variable" fo:font-size="9pt" officeooo:rsid="002a12ac" style:font-size-asian="9pt"/>
    </style:style>
    <style:style style:name="T4" style:family="text">
      <style:text-properties style:use-window-font-color="true" loext:opacity="0%" fo:font-family="'Lucida Console'" style:font-family-generic="roman" style:font-pitch="variable" fo:font-size="9pt" officeooo:rsid="002d1ccd" style:font-size-asian="9pt"/>
    </style:style>
    <style:style style:name="T5" style:family="text">
      <style:text-properties fo:font-variant="normal" fo:text-transform="none" fo:color="#000000" loext:opacity="100%" fo:font-family="'Segoe UI Historic', 'Segoe UI', Helvetica, Arial, sans-serif" fo:font-size="11.25pt" fo:letter-spacing="normal" fo:font-style="normal" fo:font-weight="normal" officeooo:rsid="0017c621" style:font-size-asian="9pt"/>
    </style:style>
    <style:style style:name="T6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17c621" style:font-size-asian="9pt"/>
    </style:style>
    <style:style style:name="T7" style:family="text">
      <style:text-properties fo:font-variant="normal" fo:text-transform="none" fo:color="#071f32" loext:opacity="100%" fo:font-family="Montserrat, sans-serif" fo:font-size="11.25pt" fo:letter-spacing="normal" fo:font-style="normal" fo:font-weight="normal" officeooo:rsid="0017c621" style:font-size-asian="9pt"/>
    </style:style>
    <style:style style:name="T8" style:family="text">
      <style:text-properties fo:font-variant="normal" fo:text-transform="none" fo:color="#071f32" loext:opacity="100%" fo:font-family="Montserrat, sans-serif" fo:font-size="11.25pt" fo:letter-spacing="normal" fo:font-style="normal" fo:font-weight="bold" officeooo:rsid="0017c621" style:font-size-asian="9pt"/>
    </style:style>
    <style:style style:name="T9" style:family="text">
      <style:text-properties fo:font-variant="normal" fo:text-transform="none" fo:color="#071f32" loext:opacity="100%" style:text-position="super 58%" fo:font-family="Montserrat, sans-serif" fo:font-size="11.25pt" fo:letter-spacing="normal" fo:font-style="normal" fo:font-weight="bold" officeooo:rsid="0017c621" style:font-size-asian="9pt"/>
    </style:style>
    <style:style style:name="T10" style:family="text">
      <style:text-properties fo:font-variant="normal" fo:text-transform="none" fo:color="#071f32" loext:opacity="100%" fo:font-family="Montserrat, sans-serif" fo:font-size="11.25pt" fo:letter-spacing="normal" fo:font-style="normal" fo:font-weight="normal" officeooo:rsid="002e2e33" style:font-size-asian="9pt"/>
    </style:style>
    <style:style style:name="T11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2e2e33" style:font-size-asian="9pt"/>
    </style:style>
    <style:style style:name="T12" style:family="text">
      <style:text-properties fo:font-variant="normal" fo:text-transform="none" fo:color="#071f32" loext:opacity="100%" fo:font-family="Montserrat, sans-serif" fo:font-size="11.25pt" fo:letter-spacing="normal" fo:font-style="normal" fo:font-weight="bold" officeooo:rsid="002e2e33" style:font-size-asian="9pt"/>
    </style:style>
    <style:style style:name="T13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30646a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/></text:span></text:h>
      <text:p text:style-name="P2"><text:span text:style-name="Strong_20_Emphasis"><text:span text:style-name="T1"/></text:span></text:p>
      <text:p text:style-name="P2"><text:span text:style-name="Strong_20_Emphasis"><text:span text:style-name="T1">const scenarios1 = [</text:span></text:span></text:p>
      <text:p text:style-name="P2"><text:span text:style-name="Strong_20_Emphasis"><text:span text:style-name="T1"><text:s text:c="2"/>"&gt;&gt;&gt; Transmission Alien activée…\n&gt;&gt;&gt; Coordonnées 45.540210, 1.520049\n&gt;&gt;&gt; Tour de surveillance repérée à 535m d’altitude\n&gt;&gt;&gt; Panorama stratégique confirmé\n&gt;&gt;&gt; Ouverture du canal niveau 1...",</text:span></text:span></text:p>
      <text:p text:style-name="P2"><text:span text:style-name="Strong_20_Emphasis"><text:span text:style-name="T1"><text:s text:c="2"/>"&gt;&gt;&gt; Signal retrouvé…\n&gt;&gt;&gt; Balise terrienne dissimulée dans la tour…\n&gt;&gt;&gt; Les anciens observateurs ont quitté la zone.\n&gt;&gt;&gt; Notre surveillance reprend.",</text:span></text:span></text:p>
      <text:p text:style-name="P2"><text:span text:style-name="Strong_20_Emphasis"><text:span text:style-name="T1"><text:s text:c="2"/>"&gt;&gt;&gt; Scan atmosphérique en cours…\n&gt;&gt;&gt; Résonance détectée : heure bleue\n&gt;&gt;&gt; La tour diffuse\n&gt;&gt;&gt; Connexion activée\n&gt;&gt;&gt; Transmission...",</text:span></text:span></text:p>
      <text:p text:style-name="P2"><text:span text:style-name="Strong_20_Emphasis"><text:span text:style-name="T1"><text:s text:c="2"/>"&gt;&gt;&gt; Point stratégique identifié : Tour de Masseret\n&gt;&gt;&gt; Altitude 535m : visibilité totale\n&gt;&gt;&gt; Secteurs : Millevaches, Monédières\n&gt;&gt;&gt; Surveillance engagée…",</text:span></text:span></text:p>
      <text:p text:style-name="P2"><text:span text:style-name="Strong_20_Emphasis"><text:span text:style-name="T1"><text:s text:c="2"/>"&gt;&gt;&gt; Accès mémoire : Table d’orientation terrienne\n&gt;&gt;&gt; observation du ciel\n&gt;&gt;&gt; altitude 535m",</text:span></text:span></text:p>
      <text:p text:style-name="P2"><text:span text:style-name="Strong_20_Emphasis"><text:span text:style-name="T1"><text:s text:c="2"/>"&gt;&gt;&gt; Transmission en clair : pour ceux qui lisent\n&gt;&gt;&gt; La tour de Masseret est un phare entre deux mondes\n&gt;&gt;&gt; ouverture du passage\n&gt;&gt;&gt; RDV au sommet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2 = [</text:span></text:span></text:p>
      <text:p text:style-name="P2"><text:span text:style-name="Strong_20_Emphasis"><text:span text:style-name="T1"><text:s text:c="2"/>"&gt;&gt;&gt; Ce point d’accès détecté se nommait Gouffre de Padirac\n&gt;&gt;&gt; Structures métalliques terriennes confirmées\n&gt;&gt;&gt; Nous progressons dans la profondeur\n&gt;&gt;&gt; Transmission : le passage mène encore plus bas",</text:span></text:span></text:p>
      <text:p text:style-name="P2"><text:span text:style-name="Strong_20_Emphasis"><text:span text:style-name="T1"><text:s text:c="2"/>"&gt;&gt;&gt; Archive terrienne : année 1889\n&gt;&gt;&gt; Edouard-Alfred Martel part à la découverte du Gouffre de Padirac\n&gt;&gt;&gt; Descente des premiers humains par corde\n&gt;&gt;&gt; Ils ne savaient pas ce qui les attendait\n&gt;&gt;&gt; construction métallique 36 mètres, octobre 1898",</text:span></text:span></text:p>
      <text:p text:style-name="P2"><text:span text:style-name="Strong_20_Emphasis"><text:span text:style-name="T1"><text:s text:c="2"/>"&gt;&gt;&gt; L’ouverture du gouffre : Portail entre deux mondes ?\n&gt;&gt;&gt; Chaque goutte d’eau, une onde de passage\n&gt;&gt;&gt; Sommes-nous vraiment seuls ici ?",</text:span></text:span></text:p>
      <text:p text:style-name="P2"><text:span text:style-name="Strong_20_Emphasis"><text:span text:style-name="T1"><text:s text:c="2"/>"&gt;&gt;&gt; Balise détectée : signal intermittent\n&gt;&gt;&gt; Les terriens pensaient visiter une curiosité\n&gt;&gt;&gt; En réalité, ils approcheront une base\n&gt;&gt;&gt; Activité confirmée sous le niveau zéro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 = ["&gt;&gt;&gt; Activité cosmique détectée\n&gt;&gt;&gt; Alignement : Mont Gargan ↔ Voie lact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b = ["&gt;&gt;&gt; la cloche du Mont Gargan\n&gt;&gt;&gt; cet artefact rayonne sur toute la vall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4 = [</text:span></text:span></text:p>
      <text:p text:style-name="P2"><text:span text:style-name="Strong_20_Emphasis"><text:span text:style-name="T1"><text:s text:c="2"/>"&gt;&gt;&gt; la chapelle s’ouvre sur la Voie Sainte de 216 marches\n&gt;&gt;&gt; abritée sous le rocher\n&gt;&gt;&gt; alors la statue de la Vierge Noire apparaît",</text:span></text:span></text:p>
      <text:p text:style-name="P2"><text:span text:style-name="Strong_20_Emphasis"><text:span text:style-name="T1"><text:s text:c="2"/>"&gt;&gt;&gt; il n’y a plus d’épée visible aujourd’hui\n&gt;&gt;&gt; plus de traces fiables\n&gt;&gt;&gt; mais la légende imprègne le lieu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5 = [</text:span></text:span></text:p>
      <text:p text:style-name="P2"><text:soft-page-break/><text:span text:style-name="Strong_20_Emphasis"><text:span text:style-name="T1"><text:s text:c="2"/>"&gt;&gt;&gt; La lumière ne dort jamais\n&gt;&gt;&gt; Elle glisse sous la mer\n&gt;&gt;&gt; pour renaître ailleurs",</text:span></text:span></text:p>
      <text:p text:style-name="P2"><text:span text:style-name="Strong_20_Emphasis"><text:span text:style-name="T1"><text:s text:c="2"/>"&gt;&gt;&gt; Entre le jour et la nuit, il y a un passage.\n&gt;&gt;&gt; Ce moment s’appelle l’Aurore…",</text:span></text:span></text:p>
      <text:p text:style-name="P2"><text:span text:style-name="Strong_20_Emphasis"><text:span text:style-name="T1"><text:s text:c="2"/>"&gt;&gt;&gt; Le crépuscule ouvre parfois des portes.\n&gt;&gt;&gt; Si tu écoutes le ressac…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6 = [</text:span></text:span></text:p>
      <text:p text:style-name="P2"><text:span text:style-name="Strong_20_Emphasis"><text:span text:style-name="T1"><text:s text:c="2"/>"&gt;&gt;&gt; Transmission activée…\n&gt;&gt;&gt; Coordonnées : X 45.533329 | Y 1.51667\n&gt;&gt;&gt; Localisation : Bourg de Masseret, zone rurale stable\n&gt;&gt;&gt; Scan en cours…",</text:span></text:span></text:p>
      <text:p text:style-name="P2"><text:span text:style-name="Strong_20_Emphasis"><text:span text:style-name="T1"><text:s text:c="2"/>"&gt;&gt;&gt; Nouvel artefact\n&gt;&gt;&gt; mémoire ancienne détectée.\n&gt;&gt;&gt; Analyse morphologique : figure féminine\n&gt;&gt;&gt; Origine : art humain, période indéterminée.",</text:span></text:span></text:p>
      <text:p text:style-name="P2"><text:span text:style-name="Strong_20_Emphasis"><text:span text:style-name="T1"><text:s text:c="2"/>"&gt;&gt;&gt; Les capteurs détectent un écho faible\n&gt;&gt;&gt; comme une onde qui traverse le temps\n&gt;&gt;&gt; Peut-être une pensée, figée dans la pierre\n&gt;&gt;&gt; Artefact confirmé : trace d’humanité.\n&gt;&gt;&gt; Transmission terminée.",</text:span></text:span></text:p>
      <text:p text:style-name="P2"><text:span text:style-name="Strong_20_Emphasis"><text:span text:style-name="T1"><text:s text:c="2"/>"&gt;&gt;&gt; Transmission activée…\n&gt;&gt;&gt; Données reçues : structure pierreuse, densité stable.\n&gt;&gt;&gt; Sculpture d’origine humaine, époque imprécise.\n&gt;&gt;&gt; Anomalie : fréquence émotionnelle détectée à 3.2 Hz.\n&gt;&gt;&gt; Hypothèse : empreinte mental d’un créateur.\n&gt;&gt;&gt; Observation : l’art survit mieux que l’espèce.\n&gt;&gt;&gt; Fin de l’analyse.",</text:span></text:span></text:p>
      <text:p text:style-name="P2"><text:span text:style-name="Strong_20_Emphasis"><text:span text:style-name="T1"><text:s text:c="2"/>"&gt;&gt;&gt; Signal faible en provenance du secteur Masseret.\n&gt;&gt;&gt; Artefact visuel : forme anthropomorphe féminine.\n&gt;&gt;&gt; Traces d’érosion, altération minimale.\n&gt;&gt;&gt; Détection d’un champ mémoriel statique.\n&gt;&gt;&gt; Conclusion : objet rituel ou témoignage artistique.\n&gt;&gt;&gt; Données archivées.",</text:span></text:span></text:p>
      <text:p text:style-name="P2"><text:span text:style-name="Strong_20_Emphasis"><text:span text:style-name="T1"><text:s text:c="2"/>"&gt;&gt;&gt; Scan complet.\n&gt;&gt;&gt; combinaison typique des civilisations terriennes.\n&gt;&gt;&gt; Anomalie : concentration émotionnelle au-dessus de la norme.\n&gt;&gt;&gt; Système émotionnel inactif depuis 2000 cycles.\n&gt;&gt;&gt; Artefact conservé.",</text:span></text:span></text:p>
      <text:p text:style-name="P2"><text:span text:style-name="Strong_20_Emphasis"><text:span text:style-name="T1"><text:s text:c="2"/>"&gt;&gt;&gt; [Données corrompues]\n&gt;&gt;&gt; ...forme féminine détectée...\n&gt;&gt;&gt; ...émission d’un champ émotionnel...\n&gt;&gt;&gt; ...mémoire humaine... persistante...\n&gt;&gt;&gt; // Erreur de décodage //\n&gt;&gt;&gt; Reconnexion en cours…",</text:span></text:span></text:p>
      <text:p text:style-name="P2"><text:span text:style-name="Strong_20_Emphasis"><text:span text:style-name="T1"><text:s text:c="2"/>"&gt;&gt;&gt; Coordonnées instables.\n&gt;&gt;&gt; Image floue. Mouvement dans la pierre.\n&gt;&gt;&gt; …Non, pas possible.\n&gt;&gt;&gt; Redémarrage des capteurs.\n&gt;&gt;&gt; Fin de séquence.",</text:span></text:span></text:p>
      <text:p text:style-name="P2"><text:span text:style-name="Strong_20_Emphasis"><text:span text:style-name="T1"><text:s text:c="2"/>"&gt;&gt;&gt; === WARNING ===\n&gt;&gt;&gt; Transmission en boucle depuis 223 ans.\n&gt;&gt;&gt; Message répété :\n&gt;&gt;&gt; “Je me souviens.”\n&gt;&gt;&gt; “Je me souviens.”\n&gt;&gt;&gt; “Je…”\n&gt;&gt;&gt; Fin de transmission.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7 = [</text:span></text:span></text:p>
      <text:p text:style-name="P2"><text:span text:style-name="Strong_20_Emphasis"><text:span text:style-name="T1"><text:s text:c="2"/>"&gt;&gt;&gt;Transmission activée…\n&gt;&gt;&gt; Source optique : Evzone Orbiter\n&gt;&gt;&gt;La Lune, fidèle compagne de la Terre\n&gt;&gt;&gt;la Lune montre Toujours la même face à la Terre.\n&gt;&gt;&gt;sa face cachée a été photographiée pour la première fois en 1959 par la sonde soviétique Luna 3.\n&gt;&gt;&gt;Elle est plus rugueuse, criblée de cratères, et dépourvue de mers lunaires\n&gt;&gt;&gt;l’attraction gravitationnelle de la Lune tire sur les océans d’où deux marées hautes par jour.\n&gt;&gt;&gt; Fin de transmission.",</text:span></text:span></text:p>
      <text:p text:style-name="P2"><text:span text:style-name="Strong_20_Emphasis"><text:span text:style-name="T1"><text:s text:c="2"/>"&gt;&gt;&gt;Transmission activée…\n&gt;&gt;&gt; La Lune est la complice du Soleil.\n&gt;&gt;&gt;Il produit la lumière,\n&gt;&gt;&gt;Elle donne le rythme.\n&gt;&gt;&gt;Ensemble, ils ont créé le cycle de la vie.\n&gt;&gt;&gt;Fin de transmission.",</text:span></text:span></text:p>
      <text:p text:style-name="P2"><text:span text:style-name="Strong_20_Emphasis"><text:span text:style-name="T1"><text:s text:c="2"/>"&gt;&gt;&gt;Transmission activée…\n&gt;&gt;&gt;Vitesse moyenne : 3 680 km/h.\n&gt;&gt;&gt;Distance : 384 400 km\n&gt;&gt;&gt;Phase : Lune du Chasseur\n&gt;&gt;&gt;shootée avec un canon r6 mark II le 07 10 2025 à 21h55\n&gt;&gt;&gt;Fin de transmission.",</text:span></text:span></text:p>
      <text:p text:style-name="P2"><text:span text:style-name="Strong_20_Emphasis"><text:span text:style-name="T1"><text:s text:c="2"/>"&gt;&gt;&gt;Transmission activée…\n&gt;&gt;&gt;Lune s’est formée il y a environ 4,5 milliards d’années\n&gt;&gt;&gt;très peu de temps après la formation de la Terre\n&gt;&gt;&gt;elle est inhospitalière à la vie\n&gt;&gt;&gt;elle est essentielle à la vie sur Terre\n&gt;&gt;&gt;Jour lunaire +127 °C Jour lunaire –173 °C\n&gt;&gt;&gt;Ces écarts de 300 °C entre le jour et la nuit sont énormes.\n&gt;&gt;&gt;Fin de transmission."</text:span></text:span></text:p>
      <text:p text:style-name="P2"><text:span text:style-name="Strong_20_Emphasis"><text:span text:style-name="T1">];</text:span></text:span></text:p>
      <text:p text:style-name="P2"><text:soft-page-break/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8 = [</text:span></text:span></text:p>
      <text:p text:style-name="P2"><text:span text:style-name="Strong_20_Emphasis"><text:span text:style-name="T1">`&gt;&gt;&gt;Transmission activée…</text:span></text:span></text:p>
      <text:p text:style-name="P2"><text:span text:style-name="Strong_20_Emphasis"><text:span text:style-name="T1">&gt;&gt;&gt;Archive numérique</text:span></text:span></text:p>
      <text:p text:style-name="P2"><text:span text:style-name="Strong_20_Emphasis"><text:span text:style-name="T1">&gt;&gt;&gt;Cet augmenté projetait une poudre</text:span></text:span></text:p>
      <text:p text:style-name="P2"><text:span text:style-name="Strong_20_Emphasis"><text:span text:style-name="T1">&gt;&gt;&gt;Cette farine diffusait des odeurs, des sons </text:span></text:span></text:p>
      <text:p text:style-name="P2"><text:span text:style-name="Strong_20_Emphasis"><text:span text:style-name="T1">&gt;&gt;&gt;inhalée, elle dévérouillait le code source des cyborgs</text:span></text:span></text:p>
      <text:p text:style-name="P2"><text:span text:style-name="Strong_20_Emphasis"><text:span text:style-name="T1">&gt;&gt;&gt;Ce piratage politique fut interdit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es cyborgs cherchent cette recette.</text:span></text:span></text:p>
      <text:p text:style-name="P2"><text:span text:style-name="Strong_20_Emphasis"><text:span text:style-name="T1">&gt;&gt;&gt;Une poussière d’orge, de cuivre et de rêves humains.</text:span></text:span></text:p>
      <text:p text:style-name="P2"><text:span text:style-name="Strong_20_Emphasis"><text:span text:style-name="T1">&gt;&gt;&gt;Les prophètes augmentés annonçaient qu’elle donnerait la liberté et une âme aux machines.</text:span></text:span></text:p>
      <text:p text:style-name="P2"><text:span text:style-name="Strong_20_Emphasis"><text:span text:style-name="T1">&gt;&gt;&gt;Effacement en cours…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’Augmenté du festival médiéval de Saint Léonard de Noblat lança la poudre dans le vent.</text:span></text:span></text:p>
      <text:p text:style-name="P2"><text:span text:style-name="Strong_20_Emphasis"><text:span text:style-name="T1">&gt;&gt;&gt;Les cyborgs se réveillèrent, un à un.</text:span></text:span></text:p>
      <text:p text:style-name="P2"><text:span text:style-name="Strong_20_Emphasis"><text:span text:style-name="T1">&gt;&gt;&gt;Dans la foule, un murmure :</text:span></text:span></text:p>
      <text:p text:style-name="P2"><text:span text:style-name="Strong_20_Emphasis"><text:span text:style-name="T1">&gt;&gt;&gt;“Le code est libre.”</text:span></text:span></text:p>
      <text:p text:style-name="P2"><text:span text:style-name="Strong_20_Emphasis"><text:span text:style-name="T1">&gt;&gt;&gt;Puis le silence revint.</text:span></text:span></text:p>
      <text:p text:style-name="P2"><text:span text:style-name="Strong_20_Emphasis"><text:span text:style-name="T1">&gt;&gt;&gt;Fin de transmission.`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&gt;&gt;&gt;Grésillements, mouvements…</text:span></text:span></text:p>
      <text:p text:style-name="P2"><text:span text:style-name="Strong_20_Emphasis"><text:span text:style-name="T1">&gt;&gt;&gt;Les ondes de l'artéfact perturbent les appareils.</text:span></text:span></text:p>
      <text:p text:style-name="P2"><text:span text:style-name="Strong_20_Emphasis"><text:span text:style-name="T1">&gt;&gt;&gt;Transmission coupée…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10 = [</text:span></text:span></text:p>
      <text:p text:style-name="P2"><text:span text:style-name="Strong_20_Emphasis"><text:span text:style-name="T1"><text:s text:c="2"/>"&gt;&gt;&gt; ce type de posture signifiait le bonheur!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oft-page-break/><text:span text:style-name="Strong_20_Emphasis"><text:span text:style-name="T1"/></text:span></text:p>
      <text:p text:style-name="P3"><text:span text:style-name="Strong_20_Emphasis"><text:span text:style-name="T1">scenarios1</text:span></text:span><text:span text:style-name="Strong_20_Emphasis"><text:span text:style-name="T2">1</text:span></text:span></text:p>
      <text:p text:style-name="P3"><text:span text:style-name="Strong_20_Emphasis"><text:span text:style-name="T1"><text:s/></text:span></text:span></text:p>
      <text:p text:style-name="P3"><text:span text:style-name="Strong_20_Emphasis"><text:span text:style-name="T1">"&gt;&gt;&gt; Nouvelle super-héroïne détectée : BeerWoman\n&gt;&gt;&gt; Pouvoirs : rire </text:span></text:span><text:span text:style-name="Strong_20_Emphasis"><text:span text:style-name="T3">et</text:span></text:span><text:span text:style-name="Strong_20_Emphasis"><text:span text:style-name="T1"> recyclage",</text:span></text:span></text:p>
      <text:p text:style-name="P2"><text:span text:style-name="Strong_20_Emphasis"><text:span text:style-name="T1">"&gt;&gt;&gt; Ce casque capte les signaux interstellaires… ou les publicités pour la bière." 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4"><text:span text:style-name="Strong_20_Emphasis"><text:span text:style-name="T4">scenarios12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1">"&gt;&gt;&gt;</text:span></text:span><text:span text:style-name="Strong_20_Emphasis"><text:span text:style-name="T5">Paris respire</text:span></text:span><text:span text:style-name="Strong_20_Emphasis"><text:span text:style-name="T6">\n&gt;&gt;&gt;</text:span></text:span><text:span text:style-name="Strong_20_Emphasis"><text:span text:style-name="T5"> la Tour Eiffel veille sur son écrin de verdure. (Photo avril 2022)</text:span></text:span><text:span text:style-name="Strong_20_Emphasis"><text:span text:style-name="T6">"</text:span></text:span></text:p>
      <text:p text:style-name="P5"><text:span text:style-name="Strong_20_Emphasis"><text:span text:style-name="T1">"&gt;&gt;&gt;</text:span></text:span><text:span text:style-name="Strong_20_Emphasis"><text:span text:style-name="T7">Parc du Champ de Mars</text:span></text:span><text:span text:style-name="Strong_20_Emphasis"><text:span text:style-name="T6">\n&gt;&gt;&gt;</text:span></text:span><text:span text:style-name="Strong_20_Emphasis"><text:span text:style-name="T5"> </text:span></text:span><text:span text:style-name="Strong_20_Emphasis"><text:span text:style-name="T8">2 allée Adrienne-Lecouvreur, Paris 7</text:span></text:span><text:span text:style-name="Strong_20_Emphasis"><text:span text:style-name="T9">e</text:span></text:span><text:span text:style-name="Strong_20_Emphasis"><text:span text:style-name="T6">"</text:span></text:span></text:p>
      <text:p text:style-name="P5"><text:span text:style-name="Strong_20_Emphasis"><text:span text:style-name="T6">"&gt;&gt;&gt;</text:span></text:span><text:span text:style-name="Strong_20_Emphasis"><text:span text:style-name="T10">Le</text:span></text:span><text:span text:style-name="Strong_20_Emphasis"><text:span text:style-name="T7"> champ de Mars, du nom du dieu romain de la guerre, </text:span></text:span><text:span text:style-name="Strong_20_Emphasis"><text:span text:style-name="T10">était</text:span></text:span><text:span text:style-name="Strong_20_Emphasis"><text:span text:style-name="T7"> destiné aux manœuvres militaires</text:span></text:span><text:span text:style-name="Strong_20_Emphasis"><text:span text:style-name="T6">"</text:span></text:span></text:p>
      <text:p text:style-name="P6"><text:span text:style-name="Strong_20_Emphasis"><text:span text:style-name="T6">"&gt;&gt;&gt;</text:span></text:span><text:span text:style-name="Strong_20_Emphasis"><text:span text:style-name="T11">Cette promenade sous des</text:span></text:span><text:span text:style-name="Strong_20_Emphasis"><text:span text:style-name="T7"> arbres remarquables et centenaires </text:span></text:span><text:span text:style-name="Strong_20_Emphasis"><text:span text:style-name="T10">propose </text:span></text:span><text:span text:style-name="Strong_20_Emphasis"><text:span text:style-name="T12">24/24 h</text:span></text:span><text:span text:style-name="Strong_20_Emphasis"><text:span text:style-name="T6">\n&gt;&gt;&gt;</text:span></text:span><text:span text:style-name="Strong_20_Emphasis"><text:span text:style-name="T8">Manèges, </text:span></text:span><text:span text:style-name="T8">Tables de ping-pong, Points d'eau potable, Aire de jeux, </text:span><text:span text:style-name="T8">Promenade à poney, </text:span><text:span text:style-name="T8">Guignol</text:span><text:span text:style-name="Strong_20_Emphasis"><text:span text:style-name="T6">" </text:span></text:span></text:p>
      <text:p text:style-name="P4"><text:span text:style-name="Strong_20_Emphasis"><text:span text:style-name="T6"/></text:span></text:p>
      <text:p text:style-name="P7"><text:span text:style-name="Strong_20_Emphasis"><text:span text:style-name="T13">son explain-it-to-me-257505.mp3, happy-positive-energic-jazz-307939.mp3, mademoiselle-275980.mp3, midnight-stroll-happy-valentine-jazz-289654.mp3, unexpected-connection-strategy-risk-407229.mp3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>image tour_eiffel.jpg</text:span></text:span></text:p>
      <text:p text:style-name="P7"><text:span text:style-name="Strong_20_Emphasis"><text:span text:style-name="T13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9:34:12.287029000</meta:creation-date>
    <dc:date>2025-10-17T22:38:43.713390300</dc:date>
    <meta:editing-duration>PT5H59M34S</meta:editing-duration>
    <meta:editing-cycles>19</meta:editing-cycles>
    <meta:generator>LibreOffice/25.2.5.2$Windows_X86_64 LibreOffice_project/03d19516eb2e1dd5d4ccd751a0d6f35f35e08022</meta:generator>
    <meta:document-statistic meta:table-count="0" meta:image-count="0" meta:object-count="0" meta:page-count="4" meta:paragraph-count="81" meta:word-count="989" meta:character-count="7344" meta:non-whitespace-character-count="6373"/>
  </office:meta>
</office:document-meta>
</file>